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CE32FC6B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bix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874cm" svg:height="12.223cm" svg:x="6cm" svg:y="4.87cm">
          <draw:image xlink:href="Pictures/1000020100000258000001CE32FC6B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6T16:28:40.916705287</meta:creation-date>
    <dc:date>2015-06-26T16:47:40.890544308</dc:date>
    <meta:editing-duration>PT3M49S</meta:editing-duration>
    <meta:editing-cycles>1</meta:editing-cycles>
    <meta:document-statistic meta:object-count="30"/>
    <meta:generator>LibreOffice/4.2.8.2$Linux_X86_64 LibreOffice_project/420$Build-2</meta:generator>
  </office:meta>
</office:document-meta>
</file>